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5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TableColumn10" style:family="table-column">
      <style:table-column-properties style:column-width="1.0562in"/>
    </style:style>
    <style:style style:name="TableColumn11" style:family="table-column">
      <style:table-column-properties style:column-width="2.2076in"/>
    </style:style>
    <style:style style:name="TableColumn12" style:family="table-column">
      <style:table-column-properties style:column-width="2.0694in"/>
    </style:style>
    <style:style style:name="Table9" style:family="table">
      <style:table-properties style:width="5.333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Objective:</text:p>
      <text:p text:style-name="P2">Learn how to use<text:s/><text:span text:style-name="T3">JUnit assertions</text:span><text:s/>like assertEquals, assertTrue, assertFalse, assertNull, and assertNotNull.</text:p>
      <text:p text:style-name="Normal"/>
      <text:p text:style-name="Normal">&lt;dependency&gt;</text:p>
      <text:p text:style-name="Normal"><text:s text:c="4"/>&lt;groupId&gt;junit&lt;/groupId&gt;</text:p>
      <text:p text:style-name="Normal"><text:s text:c="4"/>&lt;artifactId&gt;junit&lt;/artifactId&gt;</text:p>
      <text:p text:style-name="Normal"><text:s text:c="4"/>&lt;version&gt;4.13.2&lt;/version&gt;</text:p>
      <text:p text:style-name="Normal"><text:s text:c="4"/>&lt;scope&gt;test&lt;/scope&gt;</text:p>
      <text:p text:style-name="P4">&lt;/dependency&gt;</text:p>
      <text:p text:style-name="P5"/>
      <text:p text:style-name="Normal"/>
      <text:p text:style-name="P6">JAVA</text:p>
      <text:p text:style-name="P7"/>
      <text:p text:style-name="Normal">import org.junit.Test;</text:p>
      <text:p text:style-name="Normal">import static org.junit.Assert.*;</text:p>
      <text:p text:style-name="Normal"/>
      <text:p text:style-name="Normal">public class AssertionsTest {</text:p>
      <text:p text:style-name="Normal"/>
      <text:p text:style-name="Normal"><text:s text:c="4"/>@Test</text:p>
      <text:p text:style-name="Normal"><text:s text:c="4"/>public void testAssertions() {</text:p>
      <text:p text:style-name="Normal"><text:s text:c="8"/>// assertEquals: checks if two values are equal</text:p>
      <text:p text:style-name="Normal"><text:s text:c="8"/>assertEquals(5, 2 + 3);</text:p>
      <text:p text:style-name="Normal"/>
      <text:p text:style-name="Normal"><text:s text:c="8"/>// assertTrue: checks if condition is true</text:p>
      <text:p text:style-name="Normal"><text:s text:c="8"/>assertTrue(5 &gt; 3);</text:p>
      <text:p text:style-name="Normal"/>
      <text:p text:style-name="Normal"><text:s text:c="8"/>// assertFalse: checks if condition is false</text:p>
      <text:soft-page-break/>
      <text:p text:style-name="Normal"><text:s text:c="8"/>assertFalse(5 &lt; 3);</text:p>
      <text:p text:style-name="Normal"/>
      <text:p text:style-name="Normal"><text:s text:c="8"/>// assertNull: checks if object is null</text:p>
      <text:p text:style-name="Normal"><text:s text:c="8"/>assertNull(null);</text:p>
      <text:p text:style-name="Normal"/>
      <text:p text:style-name="Normal"><text:s text:c="8"/>// assertNotNull: checks if object is NOT null</text:p>
      <text:p text:style-name="Normal"><text:s text:c="8"/>assertNotNull(new Object());</text:p>
      <text:p text:style-name="Normal"><text:s text:c="4"/>}</text:p>
      <text:p text:style-name="Normal">}</text:p>
      <text:p text:style-name="P8"/>
      <text:p text:style-name="Normal">TABLE</text:p>
      <text:p text:style-name="Normal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>
              <text:p text:style-name="P15">Assertion</text:p>
            </table:table-cell>
            <table:table-cell table:style-name="TableCell16">
              <text:p text:style-name="P17">Purpose</text:p>
            </table:table-cell>
            <table:table-cell table:style-name="TableCell18">
              <text:p text:style-name="P19">Example</text:p>
            </table:table-cell>
          </table:table-row>
        </table:table-header-rows>
        <table:table-row table:style-name="TableRow20">
          <table:table-cell table:style-name="TableCell21">
            <text:p text:style-name="Normal">assertEquals</text:p>
          </table:table-cell>
          <table:table-cell table:style-name="TableCell22">
            <text:p text:style-name="Normal">Verifies two values are equal</text:p>
          </table:table-cell>
          <table:table-cell table:style-name="TableCell23">
            <text:p text:style-name="Normal">assertEquals(5, 2+3)</text:p>
          </table:table-cell>
        </table:table-row>
        <table:table-row table:style-name="TableRow24">
          <table:table-cell table:style-name="TableCell25">
            <text:p text:style-name="Normal">assertTrue</text:p>
          </table:table-cell>
          <table:table-cell table:style-name="TableCell26">
            <text:p text:style-name="Normal">Verifies a condition is true</text:p>
          </table:table-cell>
          <table:table-cell table:style-name="TableCell27">
            <text:p text:style-name="Normal">assertTrue(5 &gt; 3)</text:p>
          </table:table-cell>
        </table:table-row>
        <table:table-row table:style-name="TableRow28">
          <table:table-cell table:style-name="TableCell29">
            <text:p text:style-name="Normal">assertFalse</text:p>
          </table:table-cell>
          <table:table-cell table:style-name="TableCell30">
            <text:p text:style-name="Normal">Verifies a condition is false</text:p>
          </table:table-cell>
          <table:table-cell table:style-name="TableCell31">
            <text:p text:style-name="Normal">assertFalse(5 &lt; 3)</text:p>
          </table:table-cell>
        </table:table-row>
        <table:table-row table:style-name="TableRow32">
          <table:table-cell table:style-name="TableCell33">
            <text:p text:style-name="Normal">assertNull</text:p>
          </table:table-cell>
          <table:table-cell table:style-name="TableCell34">
            <text:p text:style-name="Normal">Checks if the object is null</text:p>
          </table:table-cell>
          <table:table-cell table:style-name="TableCell35">
            <text:p text:style-name="Normal">assertNull(null)</text:p>
          </table:table-cell>
        </table:table-row>
        <table:table-row table:style-name="TableRow36">
          <table:table-cell table:style-name="TableCell37">
            <text:p text:style-name="Normal">assertNotNull</text:p>
          </table:table-cell>
          <table:table-cell table:style-name="TableCell38">
            <text:p text:style-name="Normal">Checks if the object is<text:s/><text:span text:style-name="T39">not</text:span><text:s/>null</text:p>
          </table:table-cell>
          <table:table-cell table:style-name="TableCell40">
            <text:p text:style-name="Normal">assertNotNull(new Object())</text:p>
          </table:table-cell>
        </table:table-row>
      </table:table>
      <text:p text:style-name="P4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9T18:01:00Z</meta:creation-date>
    <dc:date>2025-06-29T18:04:00Z</dc:date>
    <meta:template xlink:href="Normal.dotm" xlink:type="simple"/>
    <meta:editing-cycles>2</meta:editing-cycles>
    <meta:editing-duration>PT180S</meta:editing-duration>
    <meta:document-statistic meta:page-count="2" meta:paragraph-count="2" meta:word-count="177" meta:character-count="1188" meta:row-count="8" meta:non-whitespace-character-count="1013"/>
  </office:meta>
</office:document-meta>
</file>